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09pt" svg:height="255.26pt" svg:x="331.82pt" svg:y="556.44pt">
            <loext:p draw:notify-on-update-of-ranges="Sheet1.F41:Sheet1.F44 Sheet1.J41:Sheet1.J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-2.61pt" svg:y="327.83pt">
            <loext:p draw:notify-on-update-of-ranges="Sheet1.F46:Sheet1.F49 Sheet1.K46:Sheet1.K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Árvore de Pesquisa</text:p>
          </table:table-cell>
          <table:table-cell table:style-name="ce1" office:value-type="string" calcext:value-type="string">
            <text:p>nº de comps</text:p>
          </table:table-cell>
          <table:table-cell table:style-name="ce1" office:value-type="string" calcext:value-type="string">
            <text:p>t inserção (us)</text:p>
          </table:table-cell>
          <table:table-cell table:style-name="ce1" office:value-type="string" calcext:value-type="string">
            <text:p>t consulta (ms)</text:p>
          </table:table-cell>
          <table:table-cell table:style-name="ce1" office:value-type="string" calcext:value-type="string">
            <text:p>t total (ms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BP P</text:p>
          </table:table-cell>
          <table:table-cell table:style-name="ce2" office:value-type="float" office:value="727610" calcext:value-type="float">
            <text:p>727,610</text:p>
          </table:table-cell>
          <table:table-cell table:style-name="ce3" office:value-type="string" calcext:value-type="string">
            <text:p>85.6</text:p>
          </table:table-cell>
          <table:table-cell table:style-name="ce3" office:value-type="float" office:value="56.2302" calcext:value-type="float">
            <text:p>56.23</text:p>
          </table:table-cell>
          <table:table-cell table:style-name="ce3" office:value-type="float" office:value="56.3158" calcext:value-type="float">
            <text:p>56.32</text:p>
          </table:table-cell>
          <table:table-cell table:style-name="ce1"/>
          <table:table-cell table:formula="of:=MID([.C2];1;FIND(&quot;us&quot;;[.C2])-2)" office:value-type="string" office:string-value="" calcext:value-type="error">
            <text:p>#VALUE!</text:p>
          </table:table-cell>
          <table:table-cell table:style-name="ce1" office:value-type="string" calcext:value-type="string">
            <text:p>85.6 us</text:p>
          </table:table-cell>
          <table:table-cell table:formula="of:=MID([.D2];1;FIND(&quot;us&quot;;[.D2])-2)/1000" office:value-type="string" office:string-value="" calcext:value-type="error">
            <text:p>#VALUE!</text:p>
          </table:table-cell>
          <table:table-cell table:formula="of:=MID([.E2];1;FIND(&quot;us&quot;;[.E2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BP G</text:p>
          </table:table-cell>
          <table:table-cell table:style-name="ce2" office:value-type="float" office:value="547049574" calcext:value-type="float">
            <text:p>547,049,574</text:p>
          </table:table-cell>
          <table:table-cell table:style-name="ce3" office:value-type="string" calcext:value-type="string">
            <text:p>73.7</text:p>
          </table:table-cell>
          <table:table-cell table:style-name="ce3" office:value-type="float" office:value="16287.619" calcext:value-type="float">
            <text:p>16,287.62</text:p>
          </table:table-cell>
          <table:table-cell table:style-name="ce3" office:value-type="float" office:value="16287.6927" calcext:value-type="float">
            <text:p>16,287.69</text:p>
          </table:table-cell>
          <table:table-cell table:style-name="ce1"/>
          <table:table-cell table:formula="of:=MID([.C3];1;FIND(&quot;us&quot;;[.C3])-2)" office:value-type="string" office:string-value="" calcext:value-type="error">
            <text:p>#VALUE!</text:p>
          </table:table-cell>
          <table:table-cell table:style-name="ce1" office:value-type="string" calcext:value-type="string">
            <text:p>73.7 us</text:p>
          </table:table-cell>
          <table:table-cell table:formula="of:=MID([.D3];1;FIND(&quot;us&quot;;[.D3])-2)/1000" office:value-type="string" office:string-value="" calcext:value-type="error">
            <text:p>#VALUE!</text:p>
          </table:table-cell>
          <table:table-cell table:formula="of:=MID([.E3];1;FIND(&quot;us&quot;;[.E3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BP alt P</text:p>
          </table:table-cell>
          <table:table-cell table:style-name="ce2" office:value-type="float" office:value="374288" calcext:value-type="float">
            <text:p>374,288</text:p>
          </table:table-cell>
          <table:table-cell table:style-name="ce3" office:value-type="string" calcext:value-type="string">
            <text:p>93.4</text:p>
          </table:table-cell>
          <table:table-cell table:style-name="ce3" office:value-type="float" office:value="56.2999" calcext:value-type="float">
            <text:p>56.30</text:p>
          </table:table-cell>
          <table:table-cell table:style-name="ce3" office:value-type="float" office:value="56.3933" calcext:value-type="float">
            <text:p>56.39</text:p>
          </table:table-cell>
          <table:table-cell table:style-name="ce1"/>
          <table:table-cell table:formula="of:=MID([.C4];1;FIND(&quot;us&quot;;[.C4])-2)" office:value-type="string" office:string-value="" calcext:value-type="error">
            <text:p>#VALUE!</text:p>
          </table:table-cell>
          <table:table-cell table:style-name="ce1" office:value-type="string" calcext:value-type="string">
            <text:p>93.4 us</text:p>
          </table:table-cell>
          <table:table-cell table:formula="of:=MID([.D4];1;FIND(&quot;us&quot;;[.D4])-2)/1000" office:value-type="string" office:string-value="" calcext:value-type="error">
            <text:p>#VALUE!</text:p>
          </table:table-cell>
          <table:table-cell table:formula="of:=MID([.E4];1;FIND(&quot;us&quot;;[.E4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BP alt G</text:p>
          </table:table-cell>
          <table:table-cell table:style-name="ce2" office:value-type="float" office:value="284811858" calcext:value-type="float">
            <text:p>284,811,858</text:p>
          </table:table-cell>
          <table:table-cell table:style-name="ce3" office:value-type="string" calcext:value-type="string">
            <text:p>62.3</text:p>
          </table:table-cell>
          <table:table-cell table:style-name="ce3" office:value-type="float" office:value="15496.1826" calcext:value-type="float">
            <text:p>15,496.18</text:p>
          </table:table-cell>
          <table:table-cell table:style-name="ce3" office:value-type="float" office:value="15496.2449" calcext:value-type="float">
            <text:p>15,496.24</text:p>
          </table:table-cell>
          <table:table-cell table:style-name="ce1"/>
          <table:table-cell table:formula="of:=MID([.C5];1;FIND(&quot;us&quot;;[.C5])-2)" office:value-type="string" office:string-value="" calcext:value-type="error">
            <text:p>#VALUE!</text:p>
          </table:table-cell>
          <table:table-cell table:style-name="ce1" office:value-type="string" calcext:value-type="string">
            <text:p>62.3 us</text:p>
          </table:table-cell>
          <table:table-cell table:formula="of:=MID([.D5];1;FIND(&quot;us&quot;;[.D5])-2)/1000" office:value-type="string" office:string-value="" calcext:value-type="error">
            <text:p>#VALUE!</text:p>
          </table:table-cell>
          <table:table-cell table:formula="of:=MID([.E5];1;FIND(&quot;us&quot;;[.E5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VL P</text:p>
          </table:table-cell>
          <table:table-cell table:style-name="ce2" office:value-type="float" office:value="296178" calcext:value-type="float">
            <text:p>296,178</text:p>
          </table:table-cell>
          <table:table-cell table:style-name="ce3" office:value-type="string" calcext:value-type="string">
            <text:p>106.9</text:p>
          </table:table-cell>
          <table:table-cell table:style-name="ce3" office:value-type="float" office:value="52.9949" calcext:value-type="float">
            <text:p>52.99</text:p>
          </table:table-cell>
          <table:table-cell table:style-name="ce3" office:value-type="float" office:value="53.1018" calcext:value-type="float">
            <text:p>53.10</text:p>
          </table:table-cell>
          <table:table-cell table:style-name="ce1"/>
          <table:table-cell table:formula="of:=MID([.C6];1;FIND(&quot;us&quot;;[.C6])-2)" office:value-type="string" office:string-value="" calcext:value-type="error">
            <text:p>#VALUE!</text:p>
          </table:table-cell>
          <table:table-cell table:style-name="ce1" office:value-type="string" calcext:value-type="string">
            <text:p>106.9 us</text:p>
          </table:table-cell>
          <table:table-cell table:formula="of:=MID([.D6];1;FIND(&quot;us&quot;;[.D6])-2)/1000" office:value-type="string" office:string-value="" calcext:value-type="error">
            <text:p>#VALUE!</text:p>
          </table:table-cell>
          <table:table-cell table:formula="of:=MID([.E6];1;FIND(&quot;us&quot;;[.E6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VL G</text:p>
          </table:table-cell>
          <table:table-cell table:style-name="ce2" office:value-type="float" office:value="224960202" calcext:value-type="float">
            <text:p>224,960,202</text:p>
          </table:table-cell>
          <table:table-cell table:style-name="ce3" office:value-type="string" calcext:value-type="string">
            <text:p>98.7</text:p>
          </table:table-cell>
          <table:table-cell table:style-name="ce3" office:value-type="float" office:value="14964.4319" calcext:value-type="float">
            <text:p>14,964.43</text:p>
          </table:table-cell>
          <table:table-cell table:style-name="ce3" office:value-type="float" office:value="14964.5306" calcext:value-type="float">
            <text:p>14,964.53</text:p>
          </table:table-cell>
          <table:table-cell table:style-name="ce1"/>
          <table:table-cell table:formula="of:=MID([.C7];1;FIND(&quot;us&quot;;[.C7])-2)" office:value-type="string" office:string-value="" calcext:value-type="error">
            <text:p>#VALUE!</text:p>
          </table:table-cell>
          <table:table-cell table:style-name="ce1" office:value-type="string" calcext:value-type="string">
            <text:p>98.7 us</text:p>
          </table:table-cell>
          <table:table-cell table:formula="of:=MID([.D7];1;FIND(&quot;us&quot;;[.D7])-2)/1000" office:value-type="string" office:string-value="" calcext:value-type="error">
            <text:p>#VALUE!</text:p>
          </table:table-cell>
          <table:table-cell table:formula="of:=MID([.E7];1;FIND(&quot;us&quot;;[.E7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VL alt P</text:p>
          </table:table-cell>
          <table:table-cell table:style-name="ce2" office:value-type="float" office:value="325161" calcext:value-type="float">
            <text:p>325,161</text:p>
          </table:table-cell>
          <table:table-cell table:style-name="ce3" office:value-type="string" calcext:value-type="string">
            <text:p>128.5</text:p>
          </table:table-cell>
          <table:table-cell table:style-name="ce3" office:value-type="float" office:value="54.8391" calcext:value-type="float">
            <text:p>54.84</text:p>
          </table:table-cell>
          <table:table-cell table:style-name="ce3" office:value-type="float" office:value="54.9676" calcext:value-type="float">
            <text:p>54.97</text:p>
          </table:table-cell>
          <table:table-cell table:style-name="ce1"/>
          <table:table-cell table:formula="of:=MID([.C8];1;FIND(&quot;us&quot;;[.C8])-2)" office:value-type="string" office:string-value="" calcext:value-type="error">
            <text:p>#VALUE!</text:p>
          </table:table-cell>
          <table:table-cell table:style-name="ce1" office:value-type="string" calcext:value-type="string">
            <text:p>128.5 us</text:p>
          </table:table-cell>
          <table:table-cell table:formula="of:=MID([.D8];1;FIND(&quot;us&quot;;[.D8])-2)/1000" office:value-type="string" office:string-value="" calcext:value-type="error">
            <text:p>#VALUE!</text:p>
          </table:table-cell>
          <table:table-cell table:formula="of:=MID([.E8];1;FIND(&quot;us&quot;;[.E8])-2)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table:style-name="ce1" office:value-type="string" calcext:value-type="string">
            <text:p>AVL alt G</text:p>
          </table:table-cell>
          <table:table-cell table:style-name="ce2" office:value-type="float" office:value="250167186" calcext:value-type="float">
            <text:p>250,167,186</text:p>
          </table:table-cell>
          <table:table-cell table:style-name="ce3" office:value-type="string" calcext:value-type="string">
            <text:p>76.8</text:p>
          </table:table-cell>
          <table:table-cell table:style-name="ce3" office:value-type="float" office:value="15111.5989" calcext:value-type="float">
            <text:p>15,111.60</text:p>
          </table:table-cell>
          <table:table-cell table:style-name="ce3" office:value-type="float" office:value="15111.6757" calcext:value-type="float">
            <text:p>15,111.68</text:p>
          </table:table-cell>
          <table:table-cell table:style-name="ce1"/>
          <table:table-cell table:formula="of:=MID([.C9];1;FIND(&quot;us&quot;;[.C9])-2)" office:value-type="string" office:string-value="" calcext:value-type="error">
            <text:p>#VALUE!</text:p>
          </table:table-cell>
          <table:table-cell table:style-name="ce1" office:value-type="string" calcext:value-type="string">
            <text:p>76.8 us</text:p>
          </table:table-cell>
          <table:table-cell table:formula="of:=MID([.D9];1;FIND(&quot;us&quot;;[.D9])-2)/1000" office:value-type="string" office:string-value="" calcext:value-type="error">
            <text:p>#VALUE!</text:p>
          </table:table-cell>
          <table:table-cell table:formula="of:=MID([.E9];1;FIND(&quot;us&quot;;[.E9])-2)/1000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/>
          <table:table-cell office:value-type="string" calcext:value-type="string">
            <text:p>ABP</text:p>
          </table:table-cell>
          <table:table-cell table:style-name="ce1" office:value-type="float" office:value="727610" calcext:value-type="float">
            <text:p>727610</text:p>
          </table:table-cell>
          <table:table-cell/>
          <table:table-cell office:value-type="string" calcext:value-type="string">
            <text:p>ABP P</text:p>
          </table:table-cell>
          <table:table-cell table:style-name="ce1" office:value-type="string" calcext:value-type="string">
            <text:p>85.6 us</text:p>
          </table:table-cell>
          <table:table-cell table:formula="of:=MID([.G18];1;FIND(&quot;us&quot;;[.G18])-2)" office:value-type="string" office:string-value="85.6" calcext:value-type="string">
            <text:p>85.6</text:p>
          </table:table-cell>
          <table:table-cell table:formula="of:=NUMBERVALUE([.H18];&quot;.&quot;)" office:value-type="float" office:value="85.6" calcext:value-type="float">
            <text:p>85.6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ABP alt</text:p>
          </table:table-cell>
          <table:table-cell table:style-name="ce1" office:value-type="float" office:value="374288" calcext:value-type="float">
            <text:p>374288</text:p>
          </table:table-cell>
          <table:table-cell/>
          <table:table-cell office:value-type="string" calcext:value-type="string">
            <text:p>ABP G</text:p>
          </table:table-cell>
          <table:table-cell table:style-name="ce1" office:value-type="string" calcext:value-type="string">
            <text:p>73.7 us</text:p>
          </table:table-cell>
          <table:table-cell table:formula="of:=MID([.G19];1;FIND(&quot;us&quot;;[.G19])-2)" office:value-type="string" office:string-value="73.7" calcext:value-type="string">
            <text:p>73.7</text:p>
          </table:table-cell>
          <table:table-cell table:formula="of:=NUMBERVALUE([.H19];&quot;.&quot;)" office:value-type="float" office:value="73.7" calcext:value-type="float">
            <text:p>73.7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AVL</text:p>
          </table:table-cell>
          <table:table-cell table:style-name="ce1" office:value-type="float" office:value="296178" calcext:value-type="float">
            <text:p>296178</text:p>
          </table:table-cell>
          <table:table-cell/>
          <table:table-cell office:value-type="string" calcext:value-type="string">
            <text:p>ABP alt P</text:p>
          </table:table-cell>
          <table:table-cell table:style-name="ce1" office:value-type="string" calcext:value-type="string">
            <text:p>93.4 us</text:p>
          </table:table-cell>
          <table:table-cell table:formula="of:=MID([.G20];1;FIND(&quot;us&quot;;[.G20])-2)" office:value-type="string" office:string-value="93.4" calcext:value-type="string">
            <text:p>93.4</text:p>
          </table:table-cell>
          <table:table-cell table:formula="of:=NUMBERVALUE([.H20];&quot;.&quot;)" office:value-type="float" office:value="93.4" calcext:value-type="float">
            <text:p>93.4</text:p>
          </table:table-cell>
          <table:table-cell table:formula="of:=MIN([.I18:.I25])" office:value-type="float" office:value="62.3" calcext:value-type="float">
            <text:p>62.3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AVL alt</text:p>
          </table:table-cell>
          <table:table-cell table:style-name="ce1" office:value-type="float" office:value="325161" calcext:value-type="float">
            <text:p>325161</text:p>
          </table:table-cell>
          <table:table-cell/>
          <table:table-cell office:value-type="string" calcext:value-type="string">
            <text:p>ABP alt G</text:p>
          </table:table-cell>
          <table:table-cell table:style-name="ce1" office:value-type="string" calcext:value-type="string">
            <text:p>62.3 us</text:p>
          </table:table-cell>
          <table:table-cell table:formula="of:=MID([.G21];1;FIND(&quot;us&quot;;[.G21])-2)" office:value-type="string" office:string-value="62.3" calcext:value-type="string">
            <text:p>62.3</text:p>
          </table:table-cell>
          <table:table-cell table:formula="of:=NUMBERVALUE([.H21];&quot;.&quot;)" office:value-type="float" office:value="62.3" calcext:value-type="float">
            <text:p>62.3</text:p>
          </table:table-cell>
          <table:table-cell table:formula="of:=MAX([.I18:.I25])" office:value-type="float" office:value="128.5" calcext:value-type="float">
            <text:p>128.5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AVL P</text:p>
          </table:table-cell>
          <table:table-cell table:style-name="ce1" office:value-type="string" calcext:value-type="string">
            <text:p>106.9 us</text:p>
          </table:table-cell>
          <table:table-cell table:formula="of:=MID([.G22];1;FIND(&quot;us&quot;;[.G22])-2)" office:value-type="string" office:string-value="106.9" calcext:value-type="string">
            <text:p>106.9</text:p>
          </table:table-cell>
          <table:table-cell table:formula="of:=NUMBERVALUE([.H22];&quot;.&quot;)" office:value-type="float" office:value="106.9" calcext:value-type="float">
            <text:p>106.9</text:p>
          </table:table-cell>
          <table:table-cell table:formula="of:=[.J21]-[.J20]" office:value-type="float" office:value="66.2" calcext:value-type="float">
            <text:p>66.2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AVL G</text:p>
          </table:table-cell>
          <table:table-cell table:style-name="ce1" office:value-type="string" calcext:value-type="string">
            <text:p>98.7 us</text:p>
          </table:table-cell>
          <table:table-cell table:formula="of:=MID([.G23];1;FIND(&quot;us&quot;;[.G23])-2)" office:value-type="string" office:string-value="98.7" calcext:value-type="string">
            <text:p>98.7</text:p>
          </table:table-cell>
          <table:table-cell table:formula="of:=NUMBERVALUE([.H23];&quot;.&quot;)" office:value-type="float" office:value="98.7" calcext:value-type="float">
            <text:p>98.7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AVL alt P</text:p>
          </table:table-cell>
          <table:table-cell table:style-name="ce1" office:value-type="string" calcext:value-type="string">
            <text:p>128.5 us</text:p>
          </table:table-cell>
          <table:table-cell table:formula="of:=MID([.G24];1;FIND(&quot;us&quot;;[.G24])-2)" office:value-type="string" office:string-value="128.5" calcext:value-type="string">
            <text:p>128.5</text:p>
          </table:table-cell>
          <table:table-cell table:formula="of:=NUMBERVALUE([.H24];&quot;.&quot;)" office:value-type="float" office:value="128.5" calcext:value-type="float">
            <text:p>128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VL alt G</text:p>
          </table:table-cell>
          <table:table-cell table:style-name="ce1" office:value-type="string" calcext:value-type="string">
            <text:p>76.8 us</text:p>
          </table:table-cell>
          <table:table-cell table:formula="of:=MID([.G25];1;FIND(&quot;us&quot;;[.G25])-2)" office:value-type="string" office:string-value="76.8" calcext:value-type="string">
            <text:p>76.8</text:p>
          </table:table-cell>
          <table:table-cell table:formula="of:=NUMBERVALUE([.H25];&quot;.&quot;)" office:value-type="float" office:value="76.8" calcext:value-type="float">
            <text:p>76.8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NUMBERVALUE([.H26];&quot;.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547049574" calcext:value-type="float">
            <text:p>547049574</text:p>
          </table:table-cell>
          <table:table-cell table:number-columns-repeated="4"/>
          <table:table-cell table:formula="of:=AVERAGE([.I18:.I25])" office:value-type="float" office:value="90.7375" calcext:value-type="float">
            <text:p>90.7375</text:p>
          </table:table-cell>
          <table:table-cell/>
          <table:table-cell table:formula="of:=NUMBERVALUE([.H27];&quot;.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84811858" calcext:value-type="float">
            <text:p>284811858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table:formula="of:=AVERAGE([.I18:.I21])" office:value-type="float" office:value="78.75" calcext:value-type="float">
            <text:p>78.75</text:p>
          </table:table-cell>
          <table:table-cell table:formula="of:=NUMBERVALUE([.H28];&quot;.&quot;)" office:value-type="float" office:value="78.75" calcext:value-type="float">
            <text:p>78.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24960202" calcext:value-type="float">
            <text:p>224960202</text:p>
          </table:table-cell>
          <table:table-cell table:number-columns-repeated="4"/>
          <table:table-cell office:value-type="string" calcext:value-type="string">
            <text:p>media2</text:p>
          </table:table-cell>
          <table:table-cell table:formula="of:=AVERAGE([.I22:.I25])" office:value-type="float" office:value="102.725" calcext:value-type="float">
            <text:p>102.725</text:p>
          </table:table-cell>
          <table:table-cell table:formula="of:=NUMBERVALUE([.H29];&quot;.&quot;)" office:value-type="float" office:value="102.725" calcext:value-type="float">
            <text:p>102.72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250167186" calcext:value-type="float">
            <text:p>2501671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BP P</text:p>
          </table:table-cell>
          <table:table-cell table:style-name="ce1" office:value-type="string" calcext:value-type="string">
            <text:p>56230.2 us</text:p>
          </table:table-cell>
          <table:table-cell table:formula="of:=MID([.G31];1;FIND(&quot;us&quot;;[.G31])-2)" office:value-type="string" office:string-value="56230.2" calcext:value-type="string">
            <text:p>56230.2</text:p>
          </table:table-cell>
          <table:table-cell table:formula="of:=NUMBERVALUE([.H31];&quot;.&quot;)" office:value-type="float" office:value="56230.2" calcext:value-type="float">
            <text:p>56230.2</text:p>
          </table:table-cell>
          <table:table-cell table:style-name="ce4" table:formula="of:=[.I31]/1000" office:value-type="float" office:value="56.2302" calcext:value-type="float">
            <text:p>56.23</text:p>
          </table:table-cell>
          <table:table-cell table:style-name="ce4" table:formula="of:=[.J31]/1000" office:value-type="float" office:value="0.0562302" calcext:value-type="float">
            <text:p>0.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G</text:p>
          </table:table-cell>
          <table:table-cell table:style-name="ce1" office:value-type="string" calcext:value-type="string">
            <text:p>16287619 us</text:p>
          </table:table-cell>
          <table:table-cell table:formula="of:=MID([.G32];1;FIND(&quot;us&quot;;[.G32])-2)" office:value-type="string" office:string-value="16287619" calcext:value-type="string">
            <text:p>16287619</text:p>
          </table:table-cell>
          <table:table-cell table:formula="of:=NUMBERVALUE([.H32];&quot;.&quot;)" office:value-type="float" office:value="16287619" calcext:value-type="float">
            <text:p>16287619</text:p>
          </table:table-cell>
          <table:table-cell table:style-name="ce4" table:formula="of:=[.I32]/1000" office:value-type="float" office:value="16287.619" calcext:value-type="float">
            <text:p>16287.62</text:p>
          </table:table-cell>
          <table:table-cell table:style-name="ce4" table:formula="of:=[.J32]/1000" office:value-type="float" office:value="16.287619" calcext:value-type="float">
            <text:p>16.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alt P</text:p>
          </table:table-cell>
          <table:table-cell table:style-name="ce1" office:value-type="string" calcext:value-type="string">
            <text:p>56299.9 us</text:p>
          </table:table-cell>
          <table:table-cell table:formula="of:=MID([.G33];1;FIND(&quot;us&quot;;[.G33])-2)" office:value-type="string" office:string-value="56299.9" calcext:value-type="string">
            <text:p>56299.9</text:p>
          </table:table-cell>
          <table:table-cell table:formula="of:=NUMBERVALUE([.H33];&quot;.&quot;)" office:value-type="float" office:value="56299.9" calcext:value-type="float">
            <text:p>56299.9</text:p>
          </table:table-cell>
          <table:table-cell table:style-name="ce4" table:formula="of:=[.I33]/1000" office:value-type="float" office:value="56.2999" calcext:value-type="float">
            <text:p>56.30</text:p>
          </table:table-cell>
          <table:table-cell table:style-name="ce4" table:formula="of:=[.J33]/1000" office:value-type="float" office:value="0.0562999" calcext:value-type="float">
            <text:p>0.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alt G</text:p>
          </table:table-cell>
          <table:table-cell table:style-name="ce1" office:value-type="string" calcext:value-type="string">
            <text:p>15496182.6 <text:s/>us</text:p>
          </table:table-cell>
          <table:table-cell table:formula="of:=MID([.G34];1;FIND(&quot;us&quot;;[.G34])-2)" office:value-type="string" office:string-value="15496182.6 " calcext:value-type="string">
            <text:p>15496182.6 </text:p>
          </table:table-cell>
          <table:table-cell table:formula="of:=NUMBERVALUE([.H34];&quot;.&quot;)" office:value-type="float" office:value="15496182.6" calcext:value-type="float">
            <text:p>15496182.6</text:p>
          </table:table-cell>
          <table:table-cell table:style-name="ce4" table:formula="of:=[.I34]/1000" office:value-type="float" office:value="15496.1826" calcext:value-type="float">
            <text:p>15496.18</text:p>
          </table:table-cell>
          <table:table-cell table:style-name="ce4" table:formula="of:=[.J34]/1000" office:value-type="float" office:value="15.4961826" calcext:value-type="float">
            <text:p>15.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P</text:p>
          </table:table-cell>
          <table:table-cell table:style-name="ce1" office:value-type="string" calcext:value-type="string">
            <text:p>52994.9 us</text:p>
          </table:table-cell>
          <table:table-cell table:formula="of:=MID([.G35];1;FIND(&quot;us&quot;;[.G35])-2)" office:value-type="string" office:string-value="52994.9" calcext:value-type="string">
            <text:p>52994.9</text:p>
          </table:table-cell>
          <table:table-cell table:formula="of:=NUMBERVALUE([.H35];&quot;.&quot;)" office:value-type="float" office:value="52994.9" calcext:value-type="float">
            <text:p>52994.9</text:p>
          </table:table-cell>
          <table:table-cell table:style-name="ce4" table:formula="of:=[.I35]/1000" office:value-type="float" office:value="52.9949" calcext:value-type="float">
            <text:p>52.99</text:p>
          </table:table-cell>
          <table:table-cell table:style-name="ce4" table:formula="of:=[.J35]/1000" office:value-type="float" office:value="0.0529949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G</text:p>
          </table:table-cell>
          <table:table-cell table:style-name="ce1" office:value-type="string" calcext:value-type="string">
            <text:p>14964431.9 us</text:p>
          </table:table-cell>
          <table:table-cell table:formula="of:=MID([.G36];1;FIND(&quot;us&quot;;[.G36])-2)" office:value-type="string" office:string-value="14964431.9" calcext:value-type="string">
            <text:p>14964431.9</text:p>
          </table:table-cell>
          <table:table-cell table:formula="of:=NUMBERVALUE([.H36];&quot;.&quot;)" office:value-type="float" office:value="14964431.9" calcext:value-type="float">
            <text:p>14964431.9</text:p>
          </table:table-cell>
          <table:table-cell table:style-name="ce4" table:formula="of:=[.I36]/1000" office:value-type="float" office:value="14964.4319" calcext:value-type="float">
            <text:p>14964.43</text:p>
          </table:table-cell>
          <table:table-cell table:style-name="ce4" table:formula="of:=[.J36]/1000" office:value-type="float" office:value="14.9644319" calcext:value-type="float">
            <text:p>14.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alt P</text:p>
          </table:table-cell>
          <table:table-cell table:style-name="ce1" office:value-type="string" calcext:value-type="string">
            <text:p>54839.1 us</text:p>
          </table:table-cell>
          <table:table-cell table:formula="of:=MID([.G37];1;FIND(&quot;us&quot;;[.G37])-2)" office:value-type="string" office:string-value="54839.1" calcext:value-type="string">
            <text:p>54839.1</text:p>
          </table:table-cell>
          <table:table-cell table:formula="of:=NUMBERVALUE([.H37];&quot;.&quot;)" office:value-type="float" office:value="54839.1" calcext:value-type="float">
            <text:p>54839.1</text:p>
          </table:table-cell>
          <table:table-cell table:style-name="ce4" table:formula="of:=[.I37]/1000" office:value-type="float" office:value="54.8391" calcext:value-type="float">
            <text:p>54.84</text:p>
          </table:table-cell>
          <table:table-cell table:style-name="ce4" table:formula="of:=[.J37]/1000" office:value-type="float" office:value="0.0548391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alt G</text:p>
          </table:table-cell>
          <table:table-cell table:style-name="ce1" office:value-type="string" calcext:value-type="string">
            <text:p>15111598.9 us</text:p>
          </table:table-cell>
          <table:table-cell table:formula="of:=MID([.G38];1;FIND(&quot;us&quot;;[.G38])-2)" office:value-type="string" office:string-value="15111598.9" calcext:value-type="string">
            <text:p>15111598.9</text:p>
          </table:table-cell>
          <table:table-cell table:formula="of:=NUMBERVALUE([.H38];&quot;.&quot;)" office:value-type="float" office:value="15111598.9" calcext:value-type="float">
            <text:p>15111598.9</text:p>
          </table:table-cell>
          <table:table-cell table:style-name="ce4" table:formula="of:=[.I38]/1000" office:value-type="float" office:value="15111.5989" calcext:value-type="float">
            <text:p>15111.60</text:p>
          </table:table-cell>
          <table:table-cell table:style-name="ce4" table:formula="of:=[.J38]/1000" office:value-type="float" office:value="15.1115989" calcext:value-type="float">
            <text:p>15.11</text:p>
          </table:table-cell>
        </table:table-row>
        <table:table-row table:style-name="ro1">
          <table:table-cell table:number-columns-repeated="10"/>
          <table:table-cell table:style-name="ce4" table:formula="of:=[.J39]/1000" office:value-type="float" office:value="0" calcext:value-type="float">
            <text:p>0.00</text:p>
          </table:table-cell>
        </table:table-row>
        <table:table-row table:style-name="ro1">
          <table:table-cell table:number-columns-repeated="10"/>
          <table:table-cell table:style-name="ce4" table:formula="of:=[.J40]/1000" office:value-type="float" office:value="0" calcext:value-type="float">
            <text:p>0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P</text:p>
          </table:table-cell>
          <table:table-cell table:style-name="ce1" office:value-type="string" calcext:value-type="string">
            <text:p>56315.8 us</text:p>
          </table:table-cell>
          <table:table-cell table:formula="of:=MID([.G41];1;FIND(&quot;us&quot;;[.G41])-2)" office:value-type="string" office:string-value="56315.8" calcext:value-type="string">
            <text:p>56315.8</text:p>
          </table:table-cell>
          <table:table-cell table:formula="of:=NUMBERVALUE([.H41];&quot;.&quot;)" office:value-type="float" office:value="56315.8" calcext:value-type="float">
            <text:p>56315.8</text:p>
          </table:table-cell>
          <table:table-cell table:style-name="ce4" table:formula="of:=[.I41]/1000" office:value-type="float" office:value="56.3158" calcext:value-type="float">
            <text:p>56.32</text:p>
          </table:table-cell>
          <table:table-cell table:style-name="ce4" table:formula="of:=[.J41]/1000" office:value-type="float" office:value="0.0563158" calcext:value-type="float">
            <text:p>0.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alt P</text:p>
          </table:table-cell>
          <table:table-cell table:style-name="ce1" office:value-type="string" calcext:value-type="string">
            <text:p>56393.3 us</text:p>
          </table:table-cell>
          <table:table-cell table:formula="of:=MID([.G42];1;FIND(&quot;us&quot;;[.G42])-2)" office:value-type="string" office:string-value="56393.3" calcext:value-type="string">
            <text:p>56393.3</text:p>
          </table:table-cell>
          <table:table-cell table:formula="of:=NUMBERVALUE([.H42];&quot;.&quot;)" office:value-type="float" office:value="56393.3" calcext:value-type="float">
            <text:p>56393.3</text:p>
          </table:table-cell>
          <table:table-cell table:style-name="ce4" table:formula="of:=[.I42]/1000" office:value-type="float" office:value="56.3933" calcext:value-type="float">
            <text:p>56.39</text:p>
          </table:table-cell>
          <table:table-cell table:style-name="ce4" table:formula="of:=[.J42]/1000" office:value-type="float" office:value="0.0563933" calcext:value-type="float">
            <text:p>0.0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P</text:p>
          </table:table-cell>
          <table:table-cell table:style-name="ce1" office:value-type="string" calcext:value-type="string">
            <text:p>53101.8 us</text:p>
          </table:table-cell>
          <table:table-cell table:formula="of:=MID([.G43];1;FIND(&quot;us&quot;;[.G43])-2)" office:value-type="string" office:string-value="53101.8" calcext:value-type="string">
            <text:p>53101.8</text:p>
          </table:table-cell>
          <table:table-cell table:formula="of:=NUMBERVALUE([.H43];&quot;.&quot;)" office:value-type="float" office:value="53101.8" calcext:value-type="float">
            <text:p>53101.8</text:p>
          </table:table-cell>
          <table:table-cell table:style-name="ce4" table:formula="of:=[.I43]/1000" office:value-type="float" office:value="53.1018" calcext:value-type="float">
            <text:p>53.10</text:p>
          </table:table-cell>
          <table:table-cell table:style-name="ce4" table:formula="of:=[.J43]/1000" office:value-type="float" office:value="0.0531018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alt P</text:p>
          </table:table-cell>
          <table:table-cell table:style-name="ce1" office:value-type="string" calcext:value-type="string">
            <text:p>54967.6 us</text:p>
          </table:table-cell>
          <table:table-cell table:formula="of:=MID([.G44];1;FIND(&quot;us&quot;;[.G44])-2)" office:value-type="string" office:string-value="54967.6" calcext:value-type="string">
            <text:p>54967.6</text:p>
          </table:table-cell>
          <table:table-cell table:formula="of:=NUMBERVALUE([.H44];&quot;.&quot;)" office:value-type="float" office:value="54967.6" calcext:value-type="float">
            <text:p>54967.6</text:p>
          </table:table-cell>
          <table:table-cell table:style-name="ce4" table:formula="of:=[.I44]/1000" office:value-type="float" office:value="54.9676" calcext:value-type="float">
            <text:p>54.97</text:p>
          </table:table-cell>
          <table:table-cell table:style-name="ce4" table:formula="of:=[.J44]/1000" office:value-type="float" office:value="0.0549676" calcext:value-type="float">
            <text:p>0.05</text:p>
          </table:table-cell>
        </table:table-row>
        <table:table-row table:style-name="ro1">
          <table:table-cell table:number-columns-repeated="7"/>
          <table:table-cell table:formula="of:=MID([.G45];1;FIND(&quot;us&quot;;[.G45])-2)" office:value-type="string" office:string-value="" calcext:value-type="error">
            <text:p>#VALUE!</text:p>
          </table:table-cell>
          <table:table-cell table:formula="of:=NUMBERVALUE([.H45];&quot;.&quot;)" office:value-type="string" office:string-value="" calcext:value-type="error">
            <text:p>#VALUE!</text:p>
          </table:table-cell>
          <table:table-cell table:style-name="ce4" table:formula="of:=[.I45]/1000" office:value-type="string" office:string-value="" calcext:value-type="error">
            <text:p>#VALUE!</text:p>
          </table:table-cell>
          <table:table-cell table:style-name="ce4" table:formula="of:=[.J45]/10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G</text:p>
          </table:table-cell>
          <table:table-cell table:style-name="ce1" office:value-type="string" calcext:value-type="string">
            <text:p>16287692.7 us</text:p>
          </table:table-cell>
          <table:table-cell table:formula="of:=MID([.G46];1;FIND(&quot;us&quot;;[.G46])-2)" office:value-type="string" office:string-value="16287692.7" calcext:value-type="string">
            <text:p>16287692.7</text:p>
          </table:table-cell>
          <table:table-cell table:formula="of:=NUMBERVALUE([.H46];&quot;.&quot;)" office:value-type="float" office:value="16287692.7" calcext:value-type="float">
            <text:p>16287692.7</text:p>
          </table:table-cell>
          <table:table-cell table:style-name="ce4" table:formula="of:=[.I46]/1000" office:value-type="float" office:value="16287.6927" calcext:value-type="float">
            <text:p>16287.69</text:p>
          </table:table-cell>
          <table:table-cell table:style-name="ce4" table:formula="of:=[.J46]/1000" office:value-type="float" office:value="16.2876927" calcext:value-type="float">
            <text:p>16.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P alt G</text:p>
          </table:table-cell>
          <table:table-cell table:style-name="ce1" office:value-type="string" calcext:value-type="string">
            <text:p>15496244.9 us</text:p>
          </table:table-cell>
          <table:table-cell table:formula="of:=MID([.G47];1;FIND(&quot;us&quot;;[.G47])-2)" office:value-type="string" office:string-value="15496244.9" calcext:value-type="string">
            <text:p>15496244.9</text:p>
          </table:table-cell>
          <table:table-cell table:formula="of:=NUMBERVALUE([.H47];&quot;.&quot;)" office:value-type="float" office:value="15496244.9" calcext:value-type="float">
            <text:p>15496244.9</text:p>
          </table:table-cell>
          <table:table-cell table:style-name="ce4" table:formula="of:=[.I47]/1000" office:value-type="float" office:value="15496.2449" calcext:value-type="float">
            <text:p>15496.24</text:p>
          </table:table-cell>
          <table:table-cell table:style-name="ce4" table:formula="of:=[.J47]/1000" office:value-type="float" office:value="15.4962449" calcext:value-type="float">
            <text:p>15.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G</text:p>
          </table:table-cell>
          <table:table-cell table:style-name="ce1" office:value-type="string" calcext:value-type="string">
            <text:p>14964530.6 us</text:p>
          </table:table-cell>
          <table:table-cell table:formula="of:=MID([.G48];1;FIND(&quot;us&quot;;[.G48])-2)" office:value-type="string" office:string-value="14964530.6" calcext:value-type="string">
            <text:p>14964530.6</text:p>
          </table:table-cell>
          <table:table-cell table:formula="of:=NUMBERVALUE([.H48];&quot;.&quot;)" office:value-type="float" office:value="14964530.6" calcext:value-type="float">
            <text:p>14964530.6</text:p>
          </table:table-cell>
          <table:table-cell table:style-name="ce4" table:formula="of:=[.I48]/1000" office:value-type="float" office:value="14964.5306" calcext:value-type="float">
            <text:p>14964.53</text:p>
          </table:table-cell>
          <table:table-cell table:style-name="ce4" table:formula="of:=[.J48]/1000" office:value-type="float" office:value="14.9645306" calcext:value-type="float">
            <text:p>14.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L alt G</text:p>
          </table:table-cell>
          <table:table-cell table:style-name="ce1" office:value-type="string" calcext:value-type="string">
            <text:p>15111675.7 us</text:p>
          </table:table-cell>
          <table:table-cell table:formula="of:=MID([.G49];1;FIND(&quot;us&quot;;[.G49])-2)" office:value-type="string" office:string-value="15111675.7" calcext:value-type="string">
            <text:p>15111675.7</text:p>
          </table:table-cell>
          <table:table-cell table:formula="of:=NUMBERVALUE([.H49];&quot;.&quot;)" office:value-type="float" office:value="15111675.7" calcext:value-type="float">
            <text:p>15111675.7</text:p>
          </table:table-cell>
          <table:table-cell table:style-name="ce4" table:formula="of:=[.I49]/1000" office:value-type="float" office:value="15111.6757" calcext:value-type="float">
            <text:p>15111.68</text:p>
          </table:table-cell>
          <table:table-cell table:style-name="ce4" table:formula="of:=[.J49]/1000" office:value-type="float" office:value="15.1116757" calcext:value-type="float">
            <text:p>15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23:09:54.911402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7-12-17T15:12:25.274645255</meta:creation-date>
    <dc:date>2017-12-18T04:37:48.788749018</dc:date>
    <dc:creator>ricardo </dc:creator>
    <meta:editing-duration>PT2H59M24S</meta:editing-duration>
    <meta:editing-cycles>2</meta:editing-cycles>
    <meta:generator>LibreOffice/5.1.6.2$Linux_X86_64 LibreOffice_project/10m0$Build-2</meta:generator>
    <meta:document-statistic meta:table-count="1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title svg:x="3.107cm" svg:y="0.316cm" chart:style-name="ch2">
          <text:p>Tempo total de operações na árvore de pesquisa</text:p>
        </chart:title>
        <chart:subtitle svg:x="6.361cm" svg:y="1.275cm" chart:style-name="ch3">
          <text:p>(arquivo pequeno)</text:p>
        </chart:subtitle>
        <chart:plot-area chart:style-name="ch4" table:cell-range-address="Sheet1.F41:Sheet1.F44 Sheet1.J41:Sheet1.J44" chart:data-source-has-labels="column" svg:x="1.33cm" svg:y="2.138cm" svg:width="14.336cm" svg:height="6.688cm">
          <chartooo:coordinate-region svg:x="2.428cm" svg:y="2.338cm" svg:width="13.238cm" svg:height="5.842cm"/>
          <chart:axis chart:dimension="x" chart:name="primary-x" chart:style-name="ch5" chartooo:axis-type="auto">
            <chartooo:date-scale/>
            <chart:categories table:cell-range-address="Sheet1.F41:Sheet1.F44"/>
          </chart:axis>
          <chart:axis chart:dimension="y" chart:name="primary-y" chart:style-name="ch6">
            <chart:title svg:x="0.451cm" svg:y="6.346cm" chart:style-name="ch7">
              <text:p>tempo (ms)</text:p>
            </chart:title>
            <chart:grid chart:style-name="ch8" chart:class="major"/>
          </chart:axis>
          <chart:series chart:style-name="ch9" chart:values-cell-range-address="Sheet1.J41:Sheet1.J4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BP P</text:p>
                <draw:g>
                  <svg:desc>Sheet1.F41:Sheet1.F44</svg:desc>
                </draw:g>
              </table:table-cell>
              <table:table-cell office:value-type="float" office:value="56.3158">
                <text:p>56.3158</text:p>
                <draw:g>
                  <svg:desc>Sheet1.J41:Sheet1.J44</svg:desc>
                </draw:g>
              </table:table-cell>
            </table:table-row>
            <table:table-row>
              <table:table-cell office:value-type="string">
                <text:p>ABP alt P</text:p>
              </table:table-cell>
              <table:table-cell office:value-type="float" office:value="56.3933">
                <text:p>56.3933</text:p>
              </table:table-cell>
            </table:table-row>
            <table:table-row>
              <table:table-cell office:value-type="string">
                <text:p>AVL P</text:p>
              </table:table-cell>
              <table:table-cell office:value-type="float" office:value="53.1018">
                <text:p>53.1018</text:p>
              </table:table-cell>
            </table:table-row>
            <table:table-row>
              <table:table-cell office:value-type="string">
                <text:p>AVL alt P</text:p>
              </table:table-cell>
              <table:table-cell office:value-type="float" office:value="54.9676">
                <text:p>54.9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Tempo total de operações na árvore de pesquisa</text:p>
        </chart:title>
        <chart:subtitle svg:x="6.514cm" svg:y="1.275cm" chart:style-name="ch3">
          <text:p>(arquivo grande)</text:p>
        </chart:subtitle>
        <chart:legend chart:legend-position="end" svg:x="13.737cm" svg:y="4.201cm" style:legend-expansion="high" chart:style-name="ch4"/>
        <chart:plot-area chart:style-name="ch5" table:cell-range-address="Sheet1.F46:Sheet1.F49 Sheet1.K46:Sheet1.K49" chart:data-source-has-labels="column" svg:x="1.331cm" svg:y="2.138cm" svg:width="12.086cm" svg:height="6.682cm">
          <chartooo:coordinate-region svg:x="2.429cm" svg:y="2.337cm" svg:width="10.988cm" svg:height="5.836cm"/>
          <chart:axis chart:dimension="x" chart:name="primary-x" chart:style-name="ch6" chartooo:axis-type="auto">
            <chartooo:date-scale/>
            <chart:categories table:cell-range-address="Sheet1.F46:Sheet1.F49"/>
          </chart:axis>
          <chart:axis chart:dimension="y" chart:name="primary-y" chart:style-name="ch7">
            <chart:title svg:x="0.451cm" svg:y="6.211cm" chart:style-name="ch8">
              <text:p>tempo (s)</text:p>
            </chart:title>
            <chart:grid chart:style-name="ch9" chart:class="major"/>
          </chart:axis>
          <chart:series chart:style-name="ch10" chart:values-cell-range-address="Sheet1.K46:Sheet1.K4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ABP G</text:p>
                <draw:g>
                  <svg:desc>Sheet1.F46:Sheet1.F49</svg:desc>
                </draw:g>
              </table:table-cell>
              <table:table-cell office:value-type="float" office:value="16.2876927">
                <text:p>16.2876927</text:p>
                <draw:g>
                  <svg:desc>Sheet1.K46:Sheet1.K49</svg:desc>
                </draw:g>
              </table:table-cell>
            </table:table-row>
            <table:table-row>
              <table:table-cell office:value-type="string">
                <text:p>ABP alt G</text:p>
              </table:table-cell>
              <table:table-cell office:value-type="float" office:value="15.4962449">
                <text:p>15.4962449</text:p>
              </table:table-cell>
            </table:table-row>
            <table:table-row>
              <table:table-cell office:value-type="string">
                <text:p>AVL G</text:p>
              </table:table-cell>
              <table:table-cell office:value-type="float" office:value="14.9645306">
                <text:p>14.9645306</text:p>
              </table:table-cell>
            </table:table-row>
            <table:table-row>
              <table:table-cell office:value-type="string">
                <text:p>AVL alt G</text:p>
              </table:table-cell>
              <table:table-cell office:value-type="float" office:value="15.1116757">
                <text:p>15.11167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